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01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4.22mm"/>
    </style:style>
    <style:style style:name="co4" style:family="table-column">
      <style:table-column-properties fo:break-before="auto" style:column-width="115.23mm"/>
    </style:style>
    <style:style style:name="co5" style:family="table-column">
      <style:table-column-properties fo:break-before="auto" style:column-width="140.9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300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reg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Default"/>
        <table:table-column table:style-name="co8" table:number-columns-repeated="12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ce2" office:value-type="string" calcext:value-type="string" table:number-columns-spanned="3" table:number-rows-spanned="1">
            <text:p>Vregulator_23W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office:value-type="string" calcext:value-type="string">
            <text:p>Revision</text:p>
          </table:table-cell>
          <table:table-cell table:style-name="ce2" office:value-type="string" calcext:value-type="string" table:number-columns-spanned="3" table:number-rows-spanned="1">
            <text:p>1.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ce3" office:value-type="string" calcext:value-type="string" table:number-columns-spanned="3" table:number-rows-spanned="1">
            <text:p>2017-11-25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office:value-type="string" calcext:value-type="string">
            <text:p>Generated</text:p>
          </table:table-cell>
          <table:table-cell table:style-name="ce2" office:value-type="string" calcext:value-type="string" table:number-columns-spanned="3" table:number-rows-spanned="1">
            <text:p>Sat 25 Nov 2017 07:19:32 PM CET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office:value-type="string" calcext:value-type="string">
            <text:p>Total Parts</text:p>
          </table:table-cell>
          <table:table-cell table:style-name="ce2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office:value-type="string" calcext:value-type="string">
            <text:p>Total Unique Parts</text:p>
          </table:table-cell>
          <table:table-cell table:style-name="ce2" office:value-type="float" office:value="21" calcext:value-type="float" table:number-columns-spanned="3" table:number-rows-spanned="1">
            <text:p>21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office:value-type="string" calcext:value-type="string">
            <text:p>Price</text:p>
          </table:table-cell>
          <table:table-cell table:style-name="ce1" office:value-type="string" calcext:value-type="string">
            <text:p>Shop</text:p>
          </table:table-cell>
          <table:table-cell table:style-name="ce1" table:number-columns-repeated="12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212/KEM_C1006_X5R_SMD-1103249.pdf</text:p>
          </table:table-cell>
          <table:table-cell office:value-type="string" calcext:value-type="string">
            <text:p>0.323 EUR</text:p>
          </table:table-cell>
          <table:table-cell office:value-type="string" calcext:value-type="string">
            <text:p>https://cz.mouser.com/ProductDetail/KEMET/C1206C335K3PACTU/?qs=sGAEpiMZZMsh%252b1woXyUXj%252bPM2z7lndgKpjdrY%2fMgCeo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p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27/vjw1bcbascomseries-223529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Vishay-Vitramon/VJ1206Y471KXAPW1BC/?qs=sGAEpiMZZMs0AnBnWHyRQAR7at33PD0%252b6L0Zdac%2fCgs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, C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281/c02e-2905.pdf</text:p>
          </table:table-cell>
          <table:table-cell office:value-type="string" calcext:value-type="string">
            <text:p>0.417 EUR</text:p>
          </table:table-cell>
          <table:table-cell office:value-type="string" calcext:value-type="string">
            <text:p>https://cz.mouser.com/ProductDetail/Murata-Electronics/GRM31CR61C226KE15L/?qs=sGAEpiMZZMsh%252b1woXyUXjz0P1wxkG4BtSjnEL9iU2ec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27/vjw1bcbascomseries-223529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Vishay-Vitramon/VJ1206Y103KXXCW1BC/?qs=sGAEpiMZZMs0AnBnWHyRQLWhsuYvNua1NbY6Zzcttzo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47/Yageo_UPY-GP_NP0_16V-to-50V_9-1211922.pdf</text:p>
          </table:table-cell>
          <table:table-cell office:value-type="string" calcext:value-type="string">
            <text:p>0.145 EUR</text:p>
          </table:table-cell>
          <table:table-cell office:value-type="string" calcext:value-type="string">
            <text:p>https://cz.mouser.com/ProductDetail/Yageo/CC1206KKX7R8BB105/?qs=sGAEpiMZZMsh%252b1woXyUXj2i9A4b3OdfQLtdnsejugzE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http://www.mouser.com/ds/2/427/vjw1bcbascomseries-223529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Vishay-Vitramon/VJ1206V105MXQTW1BC/?qs=sGAEpiMZZMsh%252b1woXyUXj3VLYl%252bHgDYmycqB3oAQvmg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://www.mouser.com/ds/2/445/885012207072-554776.pdf</text:p>
          </table:table-cell>
          <table:table-cell office:value-type="string" calcext:value-type="string">
            <text:p>0.06 EUR</text:p>
          </table:table-cell>
          <table:table-cell office:value-type="string" calcext:value-type="string">
            <text:p>https://cz.mouser.com/ProductDetail/Wurth-Electronics/885012207072/?qs=sGAEpiMZZMs0AnBnWHyRQEGbLOF2VP1ibTWUyjubWr0tPlz%2f3fbAWQ%3d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://www.mouser.com/ds/2/281/c02e-2905.pdf</text:p>
          </table:table-cell>
          <table:table-cell office:value-type="string" calcext:value-type="string">
            <text:p>0.17 EUR</text:p>
          </table:table-cell>
          <table:table-cell office:value-type="string" calcext:value-type="string">
            <text:p>https://cz.mouser.com/ProductDetail/Murata-Electronics/GRM21BR61E475KA12L/?qs=sGAEpiMZZMsh%252b1woXyUXj7Ax4K3SW3FrAb7rYCAGTGw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s_SMD:CP_Elec_6.3x7.7</text:p>
          </table:table-cell>
          <table:table-cell office:value-type="string" calcext:value-type="string">
            <text:p>http://www.mouser.com/ds/2/231/147850140127-1107728.pdf</text:p>
          </table:table-cell>
          <table:table-cell office:value-type="string" calcext:value-type="string">
            <text:p>0.238 EUR</text:p>
          </table:table-cell>
          <table:table-cell office:value-type="string" calcext:value-type="string">
            <text:p>https://cz.mouser.com/ProductDetail/Lelon/VZL221M1CTR-0607/?qs=sGAEpiMZZMtZ1n0r9vR22cpFQt4dfSbq9ctJ%252b1pK7lzM2ojAUo4dbQ%3d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nF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0/X7RDielectric-777024.pdf</text:p>
          </table:table-cell>
          <table:table-cell office:value-type="string" calcext:value-type="string">
            <text:p>0.281 EUR</text:p>
          </table:table-cell>
          <table:table-cell office:value-type="string" calcext:value-type="string">
            <text:p>https://cz.mouser.com/ProductDetail/AVX/12063C123JAT2A/?qs=sGAEpiMZZMs0AnBnWHyRQKdiqyDPVQdAwLniRtjWBSU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uH</text:p>
          </table:table-cell>
          <table:table-cell office:value-type="string" calcext:value-type="string">
            <text:p>Inductors_SMD:L_Vishay_IHLP-4040</text:p>
          </table:table-cell>
          <table:table-cell office:value-type="string" calcext:value-type="string">
            <text:p>http://www.mouser.com/ds/2/427/lp40dz11-222772.pdf</text:p>
          </table:table-cell>
          <table:table-cell office:value-type="string" calcext:value-type="string">
            <text:p>2.17 EUR</text:p>
          </table:table-cell>
          <table:table-cell office:value-type="string" calcext:value-type="string">
            <text:p>https://cz.mouser.com/ProductDetail/Vishay-Dale/IHLP4040DZER1R8M11/?qs=sGAEpiMZZMsg%252by3WlYCkUyp1vkfS54wL7OPqDHul1Cg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1,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FET_N</text:p>
          </table:table-cell>
          <table:table-cell office:value-type="string" calcext:value-type="string">
            <text:p>trans_custom_pkg:VSON-8_3.3x3.3mm_Pitch0.65mm_NexFET</text:p>
          </table:table-cell>
          <table:table-cell office:value-type="string" calcext:value-type="string">
            <text:p>http://www.ti.com/lit/ds/symlink/csd17579q3a.pdf</text:p>
          </table:table-cell>
          <table:table-cell office:value-type="string" calcext:value-type="string">
            <text:p>0.544 EUR</text:p>
          </table:table-cell>
          <table:table-cell office:value-type="string" calcext:value-type="string">
            <text:p>https://cz.mouser.com/ProductDetail/Texas-Instruments/CSD17579Q3AT/?qs=sGAEpiMZZMshyDBzk1%2fWi48qxRsdBIlgeJK0zDxj4165sxbshqU78g%3d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4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27/dcrcwe3-109170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Vishay/CRCW12061K40FKEA/?qs=sGAEpiMZZMtlubZbdhIBIE9Nj%2fZ3XBsuId%2fE%2fSdS304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,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315/AOA0000C307-1149632.pdf</text:p>
          </table:table-cell>
          <table:table-cell office:value-type="string" calcext:value-type="string">
            <text:p>0.663 EUR</text:p>
          </table:table-cell>
          <table:table-cell office:value-type="string" calcext:value-type="string">
            <text:p>https://cz.mouser.com/ProductDetail/Panasonic/ERA-8AEB103V/?qs=sGAEpiMZZMtlubZbdhIBINYapuLw0JH33FbEgILkusI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3,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32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47/yageodocoutput-1111992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Yageo/AC1206FR-07100KL/?qs=sGAEpiMZZMtlubZbdhIBIOG3KwTtqrl%2fGx72FR%2fDa2Q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447/PYu-RC1206_51_RoHS_L-4-349080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Yageo/RC1206FR-07100KL/?qs=sGAEpiMZZMtlubZbdhIBINNnCgAqWV6vON6Wzl3HpWU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k3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://www.mouser.com/ds/2/427/tnpw_e3-64594.pdf</text:p>
          </table:table-cell>
          <table:table-cell office:value-type="string" calcext:value-type="string">
            <text:p>0.192 EUR</text:p>
          </table:table-cell>
          <table:table-cell office:value-type="string" calcext:value-type="string">
            <text:p>https://cz.mouser.com/ProductDetail/Vishay/TNPW080519K3BEEA/?qs=sGAEpiMZZMu61qfTUdNhG8xHgGrOSb3kOVvM9gPsjSQ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1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://www.mouser.com/ds/2/427/dcrcwe3-109170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Vishay/CRCW080530K1FKEA/?qs=sGAEpiMZZMtlubZbdhIBIG5jtmN5%2fKF0nCCdkNBuB3M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Resistors_SMD:R_1206</text:p>
          </table:table-cell>
          <table:table-cell office:value-type="string" calcext:value-type="string">
            <text:p>http://www.mouser.com/ds/2/315/AOA0000C304-1149620.pdf</text:p>
          </table:table-cell>
          <table:table-cell office:value-type="string" calcext:value-type="string">
            <text:p>0.085 EUR</text:p>
          </table:table-cell>
          <table:table-cell office:value-type="string" calcext:value-type="string">
            <text:p>https://cz.mouser.com/ProductDetail/Panasonic/ERJ-8ENF4530V/?qs=sGAEpiMZZMtlubZbdhIBIOIpaOjkYUZGePiEzVXcNQo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40304</text:p>
          </table:table-cell>
          <table:table-cell office:value-type="string" calcext:value-type="string">
            <text:p>Housings_SON:VSON-10-1EP_3x3mm_Pitch0.5mm_ThermalPad</text:p>
          </table:table-cell>
          <table:table-cell office:value-type="string" calcext:value-type="string">
            <text:p>http://www.ti.com/lit/ds/symlink/tps40305.pdf</text:p>
          </table:table-cell>
          <table:table-cell office:value-type="string" calcext:value-type="string">
            <text:p>2.20 EUR</text:p>
          </table:table-cell>
          <table:table-cell office:value-type="string" calcext:value-type="string">
            <text:p>https://cz.mouser.com/ProductDetail/Texas-Instruments/TPS40304DRCR/?qs=sGAEpiMZZMvFgFrcgbsedcZOTL%2fNz%252bs2%252bZCb7C%252b%252beK0%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5601</text:p>
          </table:table-cell>
          <table:table-cell office:value-type="string" calcext:value-type="string">
            <text:p>TO_SOT_Packages_SMD:TO-263-5_TabPin3</text:p>
          </table:table-cell>
          <table:table-cell office:value-type="string" calcext:value-type="string">
            <text:p>http://www.ti.com/lit/ds/slvs329c/slvs329c.pdf</text:p>
          </table:table-cell>
          <table:table-cell office:value-type="string" calcext:value-type="string">
            <text:p>5.81 EUR</text:p>
          </table:table-cell>
          <table:table-cell office:value-type="string" calcext:value-type="string">
            <text:p>https://cz.mouser.com/ProductDetail/Texas-Instruments/TPS75601KTTT/?qs=sGAEpiMZZMsGz1a6aV8DcPXeWoVS0Fnz7NwWLZys5R4%3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9:25:55.985087507</dc:date>
    <dc:creator>Petr Pacner</dc:creator>
    <meta:editing-duration>PT6M2S</meta:editing-duration>
    <meta:editing-cycles>5</meta:editing-cycles>
    <meta:generator>LibreOffice/5.4.3.2$Linux_X86_64 LibreOffice_project/40m0$Build-2</meta:generator>
    <meta:document-statistic meta:table-count="1" meta:cell-count="166" meta:object-count="0"/>
  </office:meta>
</office:document-meta>
</file>